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09555f"/>
    </style:style>
    <style:style style:name="P2" style:family="paragraph" style:parent-style-name="Standard">
      <style:text-properties fo:color="#2a6099" officeooo:rsid="0008b368" officeooo:paragraph-rsid="0009555f"/>
    </style:style>
    <style:style style:name="P3" style:family="paragraph" style:parent-style-name="Standard">
      <style:text-properties fo:color="#2a6099" officeooo:rsid="0008b368" officeooo:paragraph-rsid="000bbfb5"/>
    </style:style>
    <style:style style:name="P4" style:family="paragraph" style:parent-style-name="Standard">
      <style:text-properties fo:color="#2a6099" officeooo:paragraph-rsid="0009555f"/>
    </style:style>
    <style:style style:name="P5" style:family="paragraph" style:parent-style-name="Standard">
      <style:text-properties fo:color="#2a6099" officeooo:paragraph-rsid="000bbfb5"/>
    </style:style>
    <style:style style:name="P6" style:family="paragraph" style:parent-style-name="Standard">
      <style:paragraph-properties fo:text-align="center" style:justify-single-word="false"/>
      <style:text-properties fo:color="#ce181e" fo:font-size="18pt" officeooo:rsid="0008b368" officeooo:paragraph-rsid="0009555f" style:font-size-asian="18pt" style:font-size-complex="18pt"/>
    </style:style>
    <style:style style:name="P7" style:family="paragraph" style:parent-style-name="Standard">
      <style:text-properties fo:color="#ce181e" style:text-underline-style="solid" style:text-underline-width="auto" style:text-underline-color="font-color" officeooo:rsid="0008b368" officeooo:paragraph-rsid="0009555f"/>
    </style:style>
    <style:style style:name="P8" style:family="paragraph" style:parent-style-name="Standard">
      <style:text-properties officeooo:rsid="0008b368" officeooo:paragraph-rsid="0009555f"/>
    </style:style>
    <style:style style:name="P9" style:family="paragraph" style:parent-style-name="Standard">
      <style:text-properties style:use-window-font-color="true" style:text-underline-style="none" officeooo:rsid="0008b368" officeooo:paragraph-rsid="0009555f"/>
    </style:style>
    <style:style style:name="P10" style:family="paragraph" style:parent-style-name="Standard">
      <style:text-properties officeooo:paragraph-rsid="0009555f"/>
    </style:style>
    <style:style style:name="T1" style:family="text">
      <style:text-properties fo:color="#ce181e"/>
    </style:style>
    <style:style style:name="T2" style:family="text">
      <style:text-properties officeooo:rsid="000a071f"/>
    </style:style>
    <style:style style:name="T3" style:family="text">
      <style:text-properties officeooo:rsid="00152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</text:p>
      <text:p text:style-name="P10"/>
      <text:p text:style-name="P10">lambret@lambret-Latitude-E5430-non-vPro:~$ <text:span text:style-name="T1">sudo mysql</text:span></text:p>
      <text:p text:style-name="P8"/>
      <text:p text:style-name="P7">Exercice1 : Dans la base de données **webDevelopment**, ajouter à la table **languages** une colonne **versions** (**VARCHAR**).</text:p>
      <text:p text:style-name="P8"/>
      <text:p text:style-name="P5">mysql&gt; USE `webDevelopment`;</text:p>
      <text:p text:style-name="P5">Database changed</text:p>
      <text:p text:style-name="P5">mysql&gt; ALTER TABLE `languages`</text:p>
      <text:p text:style-name="P5"><text:s text:c="4"/>-&gt; ADD `versions` VARCHAR(40);</text:p>
      <text:p text:style-name="P5">Query OK, 0 rows affected (0.47 sec)</text:p>
      <text:p text:style-name="P5">Records: 0 <text:s/>Duplicates: 0 <text:s/>Warnings: 0</text:p>
      <text:p text:style-name="P10"/>
      <text:p text:style-name="P7"><text:bookmark-start text:name="__DdeLink__0_3054046036"/>Exercice2<text:bookmark-end text:name="__DdeLink__0_3054046036"/> :Dans la base de données **webDevelopment**, ajouter à la table **frameworks** une colonne **version** (**INT**).</text:p>
      <text:p text:style-name="P7"/>
      <text:p text:style-name="P5">mysql&gt; USE `webDevelopment`;</text:p>
      <text:p text:style-name="P5">Database changed</text:p>
      <text:p text:style-name="P5">mysql&gt; ALTER TABLE `frameworks` mysql&gt; ALTER TABLE `clients` CHANGE COLUMN `phoneNumber` `phoneNumber` VARCHAR(10);</text:p>
      <text:p text:style-name="P5">Query OK, 0 rows affected (0.68 sec)</text:p>
      <text:p text:style-name="P5">Records: 0 <text:s/>Duplicates: 0 <text:s/>Warnings: 0</text:p>
      <text:p text:style-name="P5">Query OK, 0 rows affected (0.53 sec)</text:p>
      <text:p text:style-name="P3">Records: 0 <text:s/>Duplicates: 0 <text:s/>Warnings: 0</text:p>
      <text:p text:style-name="P8"/>
      <text:p text:style-name="P7">Exercice3 :Dans la base de données **webDevelopment**, dans la table **languages** renommer la colonne **versions** en **version**.</text:p>
      <text:p text:style-name="P1"/>
      <text:p text:style-name="P1">mysql&gt; ALTER TABLE `languages`</text:p>
      <text:p text:style-name="P1"><text:s text:c="4"/>-&gt; CHANGE COLUMN `versions` `version` VARCHAR(40);</text:p>
      <text:p text:style-name="P1">Query OK, 0 rows affected (0.34 sec)</text:p>
      <text:p text:style-name="P1">Records: 0 <text:s/>Duplicates: 0 <text:s/>Warnings: 0</text:p>
      <text:p text:style-name="P7"/>
      <text:p text:style-name="P7">Exercice<text:span text:style-name="T2">4 :Dans la base de données **webDevelopment**, dans la table **frameworks**, renommer la colonne **name** en **framework**.</text:span></text:p>
      <text:p text:style-name="P7"/>
      <text:p text:style-name="P1">mysql&gt; ALTER TABLE `frameworks`</text:p>
      <text:p text:style-name="P1"><text:s text:c="4"/>-&gt; CHANGE COLUMN `name` `framework` VARCHAR(40);</text:p>
      <text:p text:style-name="P1">Query OK, 0 rows affected (0.08 sec)</text:p>
      <text:p text:style-name="P1">Records: 0 <text:s/>Duplicates: 0 <text:s/>Warnings: 0</text:p>
      <text:p text:style-name="P7"/>
      <text:p text:style-name="P7">Exercice<text:span text:style-name="T2">5 :Dans la base de données **webDevelopment**, dans la table **frameworks** changer le type de la colonne **version** en **VARCHAR** de taille 10.</text:span></text:p>
      <text:p text:style-name="P1"><text:s text:c="52"/></text:p>
      <text:p text:style-name="P1">mysql&gt; ALTER TABLE `frameworks`</text:p>
      <text:p text:style-name="P1"><text:s text:c="4"/>-&gt; CHANGE COLUMN `version` `version` VARCHAR(10);</text:p>
      <text:p text:style-name="P1">Query OK, 0 rows affected (0.96 sec)</text:p>
      <text:p text:style-name="P1"><text:soft-page-break/>Records: 0 <text:s/>Duplicates: 0 <text:s/>Warnings: 0</text:p>
      <text:p text:style-name="P1"/>
      <text:p text:style-name="P1"/>
      <text:p text:style-name="P7">TP : Dans la base **codex**, dans la table **clients** :</text:p>
      <text:p text:style-name="P7">- supprimer la colonne **secondPhoneNumber**</text:p>
      <text:p text:style-name="P7"/>
      <text:p text:style-name="P1">mysql&gt; USE `codex`;</text:p>
      <text:p text:style-name="P1">Reading table information for completion of table and column names</text:p>
      <text:p text:style-name="P1">You can turn off this feature to get a quicker startup with -A</text:p>
      <text:p text:style-name="P1">Database changed</text:p>
      <text:p text:style-name="P1">mysql&gt; ALTER TABLE `clients`</text:p>
      <text:p text:style-name="P1"><text:s text:c="4"/>-&gt; DROP COLUMN `secondPhoneNumber`;</text:p>
      <text:p text:style-name="P1">Query OK, 0 rows affected (0.47 sec)</text:p>
      <text:p text:style-name="P1">Records: 0 <text:s/>Duplicates: 0 <text:s/>Warnings: 0</text:p>
      <text:p text:style-name="P1"/>
      <text:p text:style-name="P7">- renommer la colonne **firstPhoneNumber** en **phoneNumber**</text:p>
      <text:p text:style-name="P7"/>
      <text:p text:style-name="P1">mysql&gt; ALTER TABLE `clients`</text:p>
      <text:p text:style-name="P1"><text:s text:c="4"/>-&gt; CHANGE COLUMN `firstPhoneNumber` `phoneNumber` INT;</text:p>
      <text:p text:style-name="P1">Query OK, 0 rows affected (0.09 sec)</text:p>
      <text:p text:style-name="P1">Records: 0 <text:s/>Duplicates: 0 <text:s/>Warnings: 0</text:p>
      <text:p text:style-name="P1"/>
      <text:p text:style-name="P7">- changer le type de la colonne **phoneNumber** en **VARCHAR**</text:p>
      <text:p text:style-name="P7"/>
      <text:p text:style-name="P1">mysql&gt; ALTER TABLE `clients` CHANGE COLUMN `phoneNumber` `phoneNumber` VARCHAR(10);</text:p>
      <text:p text:style-name="P1">Query OK, 0 rows affected (0.68 sec)</text:p>
      <text:p text:style-name="P1">Records: 0 <text:s/>Duplicates: 0 <text:s/>Warnings: 0</text:p>
      <text:p text:style-name="P1"/>
      <text:p text:style-name="P7">- ajouter les colonnes **zipCode**(**VARCHAR**) et **city**(**VARCHAR**)</text:p>
      <text:p text:style-name="P7"/>
      <text:p text:style-name="P7"/>
      <text:p text:style-name="P1">mysql&gt; ALTER TABLE `clients`</text:p>
      <text:p text:style-name="P1"><text:s text:c="4"/>-&gt; ADD `zipCode` VARCHAR(10);</text:p>
      <text:p text:style-name="P1">Query OK, 0 rows affected (0.61 sec)</text:p>
      <text:p text:style-name="P1">Records: 0 <text:s/>Duplicates: 0 <text:s/>Warnings: 0</text:p>
      <text:p text:style-name="P1"/>
      <text:p text:style-name="P1">mysql&gt; ALTER TABLE `clients`</text:p>
      <text:p text:style-name="P1"><text:s text:c="4"/>-&gt; ADD `city` VARCHAR(50);</text:p>
      <text:p text:style-name="P1">Query OK, 0 rows affected (0.49 sec)</text:p>
      <text:p text:style-name="P1">Records: 0 <text:s/>Duplicates: 0 <text:s/>Warning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13:55.928905710</meta:creation-date>
    <dc:date>2018-12-19T12:32:06.516324164</dc:date>
    <meta:editing-duration>PT1H14M59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2" meta:paragraph-count="61" meta:word-count="409" meta:character-count="2920" meta:non-whitespace-character-count="2465"/>
  </office:meta>
</office:document-meta>
</file>